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9"/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number-columns-repeated="2" table:default-cell-style-name="ce6"/>
        <table:table-column table:style-name="co4" table:default-cell-style-name="ce6"/>
        <table:table-row table:style-name="ro1">
          <table:table-cell table:style-name="ce1" office:value-type="string" table:number-columns-spanned="5" table:number-rows-spanned="1">
            <text:p>Bruske Products</text:p>
          </table:table-cell>
          <table:covered-table-cell table:style-name="ce2"/>
          <table:covered-table-cell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1" office:value-type="string" table:number-columns-spanned="5" table:number-rows-spanned="1">
            <text:p>Texas Sales Tax for August 09</text:p>
          </table:table-cell>
          <table:covered-table-cell table:style-name="ce2"/>
          <table:covered-table-cell table:style-name="ce3"/>
          <table:covered-table-cell table:number-columns-repeated="2" table:style-name="ce5"/>
          <table:table-cell table:style-name="ce5"/>
        </table:table-row>
        <table:table-row table:style-name="ro1">
          <table:table-cell table:style-name="ce2" table:number-columns-repeated="2"/>
          <table:table-cell table:style-name="ce3"/>
          <table:table-cell table:style-name="ce5" table:number-columns-repeated="3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Tax No</text:p>
          </table:table-cell>
          <table:table-cell table:style-name="ce3" office:value-type="string">
            <text:p>Tax</text:p>
          </table:table-cell>
          <table:table-cell table:style-name="ce5" office:value-type="string">
            <text:p>Sale Amt</text:p>
          </table:table-cell>
          <table:table-cell table:style-name="ce5" office:value-type="string">
            <text:p>Tax Amt</text:p>
          </table:table-cell>
          <table:table-cell table:style-name="ce5"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319.68">
            <text:p>319.68</text:p>
          </table:table-cell>
          <table:table-cell office:value-type="float" office:value="19.98">
            <text:p>19.98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542">
            <text:p>542.00</text:p>
          </table:table-cell>
          <table:table-cell office:value-type="float" office:value="33.875">
            <text:p>33.88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813">
            <text:p>813.00</text:p>
          </table:table-cell>
          <table:table-cell office:value-type="float" office:value="50.8125">
            <text:p>50.81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403">
            <text:p>403.00</text:p>
          </table:table-cell>
          <table:table-cell office:value-type="float" office:value="25.1875">
            <text:p>25.19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192">
            <text:p>192.00</text:p>
          </table:table-cell>
          <table:table-cell office:value-type="float" office:value="12">
            <text:p>12.00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1002">
            <text:p>1002.00</text:p>
          </table:table-cell>
          <table:table-cell office:value-type="float" office:value="62.625">
            <text:p>62.63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135">
            <text:p>135.00</text:p>
          </table:table-cell>
          <table:table-cell office:value-type="float" office:value="8.4375">
            <text:p>8.44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534.6">
            <text:p>534.60</text:p>
          </table:table-cell>
          <table:table-cell office:value-type="float" office:value="33.4125">
            <text:p>33.41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76.9">
            <text:p>76.90</text:p>
          </table:table-cell>
          <table:table-cell office:value-type="float" office:value="4.80625">
            <text:p>4.81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292">
            <text:p>292.00</text:p>
          </table:table-cell>
          <table:table-cell office:value-type="float" office:value="18.25">
            <text:p>18.25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239.76">
            <text:p>239.76</text:p>
          </table:table-cell>
          <table:table-cell office:value-type="float" office:value="14.985">
            <text:p>14.99</text:p>
          </table:table-cell>
          <table:table-cell/>
        </table:table-row>
        <table:table-row table:style-name="ro1">
          <table:table-cell office:value-type="string">
            <text:p>State Tax</text:p>
          </table:table-cell>
          <table:table-cell office:value-type="float" office:value="0">
            <text:p>0</text:p>
          </table:table-cell>
          <table:table-cell office:value-type="float" office:value="0.0625">
            <text:p>0.06250</text:p>
          </table:table-cell>
          <table:table-cell office:value-type="float" office:value="324">
            <text:p>324.00</text:p>
          </table:table-cell>
          <table:table-cell office:value-type="float" office:value="20.25">
            <text:p>20.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otal Sale Amt</text:p>
          </table:table-cell>
          <table:table-cell table:formula="of:=SUM([.D5:.D17])" office:value-type="float" office:value="4873.94">
            <text:p>4873.94</text:p>
          </table:table-cell>
          <table:table-cell table:formula="of:=SUM([.E5:.E16])" office:value-type="float" office:value="304.62125">
            <text:p>304.6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an Antonio</text:p>
          </table:table-cell>
          <table:table-cell office:value-type="float" office:value="2015012">
            <text:p>2015012</text:p>
          </table:table-cell>
          <table:table-cell office:value-type="float" office:value="0.01125">
            <text:p>0.01125</text:p>
          </table:table-cell>
          <table:table-cell office:value-type="float" office:value="534.6">
            <text:p>534.60</text:p>
          </table:table-cell>
          <table:table-cell office:value-type="float" office:value="6.01425">
            <text:p>6.0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20:.E21])" office:value-type="float" office:value="6.01425">
            <text:p>6.0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utchins</text:p>
          </table:table-cell>
          <table:table-cell office:value-type="float" office:value="2057093">
            <text:p>2057093</text:p>
          </table:table-cell>
          <table:table-cell office:value-type="float" office:value="0.02">
            <text:p>0.02000</text:p>
          </table:table-cell>
          <table:table-cell office:value-type="float" office:value="135">
            <text:p>135.00</text:p>
          </table:table-cell>
          <table:table-cell office:value-type="float" office:value="2.7">
            <text:p>2.7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24:.E25])" office:value-type="float" office:value="2.7">
            <text:p>2.7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l Paso</text:p>
          </table:table-cell>
          <table:table-cell office:value-type="float" office:value="2071013">
            <text:p>2071013</text:p>
          </table:table-cell>
          <table:table-cell office:value-type="float" office:value="0.01">
            <text:p>0.01000</text:p>
          </table:table-cell>
          <table:table-cell office:value-type="float" office:value="324">
            <text:p>324.00</text:p>
          </table:table-cell>
          <table:table-cell office:value-type="float" office:value="3.24">
            <text:p>3.24</text:p>
          </table:table-cell>
          <table:table-cell/>
        </table:table-row>
        <table:table-row table:style-name="ro1">
          <table:table-cell office:value-type="string">
            <text:p>El Paso</text:p>
          </table:table-cell>
          <table:table-cell office:value-type="float" office:value="2071013">
            <text:p>2071013</text:p>
          </table:table-cell>
          <table:table-cell office:value-type="float" office:value="0.01">
            <text:p>0.01000</text:p>
          </table:table-cell>
          <table:table-cell office:value-type="float" office:value="239.76">
            <text:p>239.76</text:p>
          </table:table-cell>
          <table:table-cell office:value-type="float" office:value="2.3976">
            <text:p>2.4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28:.E30])" office:value-type="float" office:value="5.6376">
            <text:p>5.6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office:value-type="float" office:value="0.01">
            <text:p>0.01000</text:p>
          </table:table-cell>
          <table:table-cell office:value-type="float" office:value="542">
            <text:p>542.00</text:p>
          </table:table-cell>
          <table:table-cell office:value-type="float" office:value="5.42">
            <text:p>5.42</text:p>
          </table:table-cell>
          <table:table-cell/>
        </table:table-row>
        <table:table-row table:style-name="ro1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office:value-type="float" office:value="0.01">
            <text:p>0.01000</text:p>
          </table:table-cell>
          <table:table-cell office:value-type="float" office:value="292">
            <text:p>292.00</text:p>
          </table:table-cell>
          <table:table-cell office:value-type="float" office:value="2.92">
            <text:p>2.92</text:p>
          </table:table-cell>
          <table:table-cell/>
        </table:table-row>
        <table:table-row table:style-name="ro1">
          <table:table-cell office:value-type="string">
            <text:p>Houston</text:p>
          </table:table-cell>
          <table:table-cell office:value-type="float" office:value="2101017">
            <text:p>2101017</text:p>
          </table:table-cell>
          <table:table-cell office:value-type="float" office:value="0.01">
            <text:p>0.01000</text:p>
          </table:table-cell>
          <table:table-cell office:value-type="float" office:value="813">
            <text:p>813.00</text:p>
          </table:table-cell>
          <table:table-cell office:value-type="float" office:value="8.13">
            <text:p>8.1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33:.E36])" office:value-type="float" office:value="16.47">
            <text:p>16.4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Katy</text:p>
          </table:table-cell>
          <table:table-cell office:value-type="float" office:value="2101053">
            <text:p>2101053</text:p>
          </table:table-cell>
          <table:table-cell office:value-type="float" office:value="0.01">
            <text:p>0.01000</text:p>
          </table:table-cell>
          <table:table-cell office:value-type="float" office:value="319.68">
            <text:p>319.68</text:p>
          </table:table-cell>
          <table:table-cell office:value-type="float" office:value="3.1968">
            <text:p>3.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39:.E40])" office:value-type="float" office:value="3.1968">
            <text:p>3.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rpus Christi</text:p>
          </table:table-cell>
          <table:table-cell office:value-type="float" office:value="2178015">
            <text:p>2178015</text:p>
          </table:table-cell>
          <table:table-cell office:value-type="float" office:value="0.01375">
            <text:p>0.01375</text:p>
          </table:table-cell>
          <table:table-cell office:value-type="float" office:value="192">
            <text:p>192.00</text:p>
          </table:table-cell>
          <table:table-cell office:value-type="float" office:value="2.64">
            <text:p>2.64</text:p>
          </table:table-cell>
          <table:table-cell/>
        </table:table-row>
        <table:table-row table:style-name="ro1">
          <table:table-cell office:value-type="string">
            <text:p>Corpus Christi</text:p>
          </table:table-cell>
          <table:table-cell office:value-type="float" office:value="2178015">
            <text:p>2178015</text:p>
          </table:table-cell>
          <table:table-cell office:value-type="float" office:value="0.01375">
            <text:p>0.01375</text:p>
          </table:table-cell>
          <table:table-cell office:value-type="float" office:value="1002">
            <text:p>1002.00</text:p>
          </table:table-cell>
          <table:table-cell office:value-type="float" office:value="13.7775">
            <text:p>13.7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43:.E45])" office:value-type="float" office:value="16.4175">
            <text:p>16.4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ort Worth</text:p>
          </table:table-cell>
          <table:table-cell office:value-type="float" office:value="2220031">
            <text:p>2220031</text:p>
          </table:table-cell>
          <table:table-cell office:value-type="float" office:value="0.01">
            <text:p>0.01000</text:p>
          </table:table-cell>
          <table:table-cell office:value-type="float" office:value="403">
            <text:p>403.00</text:p>
          </table:table-cell>
          <table:table-cell office:value-type="float" office:value="4.03">
            <text:p>4.0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48:.E49])" office:value-type="float" office:value="4.03">
            <text:p>4.0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an Antonio ATD</text:p>
          </table:table-cell>
          <table:table-cell office:value-type="float" office:value="3015664">
            <text:p>3015664</text:p>
          </table:table-cell>
          <table:table-cell office:value-type="float" office:value="0.0025">
            <text:p>0.00250</text:p>
          </table:table-cell>
          <table:table-cell office:value-type="float" office:value="534.6">
            <text:p>534.60</text:p>
          </table:table-cell>
          <table:table-cell office:value-type="float" office:value="1.3365">
            <text:p>1.34</text:p>
          </table:table-cell>
          <table:table-cell/>
        </table:table-row>
        <table:table-row table:style-name="ro1">
          <table:table-cell office:value-type="string">
            <text:p>San Antonio MTA</text:p>
          </table:table-cell>
          <table:table-cell office:value-type="float" office:value="3015995">
            <text:p>3015995</text:p>
          </table:table-cell>
          <table:table-cell office:value-type="float" office:value="0.005">
            <text:p>0.00500</text:p>
          </table:table-cell>
          <table:table-cell office:value-type="float" office:value="534.6">
            <text:p>534.60</text:p>
          </table:table-cell>
          <table:table-cell office:value-type="float" office:value="2.673">
            <text:p>2.6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52:.E54])" office:value-type="float" office:value="4.0095">
            <text:p>4.0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l Paso CTD</text:p>
          </table:table-cell>
          <table:table-cell office:value-type="float" office:value="3071889">
            <text:p>3071889</text:p>
          </table:table-cell>
          <table:table-cell office:value-type="float" office:value="0.005">
            <text:p>0.00500</text:p>
          </table:table-cell>
          <table:table-cell office:value-type="float" office:value="324">
            <text:p>324.00</text:p>
          </table:table-cell>
          <table:table-cell office:value-type="float" office:value="1.62">
            <text:p>1.62</text:p>
          </table:table-cell>
          <table:table-cell/>
        </table:table-row>
        <table:table-row table:style-name="ro1">
          <table:table-cell office:value-type="string">
            <text:p>El Paso CTD</text:p>
          </table:table-cell>
          <table:table-cell office:value-type="float" office:value="3071889">
            <text:p>3071889</text:p>
          </table:table-cell>
          <table:table-cell office:value-type="float" office:value="0.005">
            <text:p>0.00500</text:p>
          </table:table-cell>
          <table:table-cell office:value-type="float" office:value="239.76">
            <text:p>239.76</text:p>
          </table:table-cell>
          <table:table-cell office:value-type="float" office:value="1.1988">
            <text:p>1.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57:.E59])" office:value-type="float" office:value="2.8188">
            <text:p>2.8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office:value-type="float" office:value="0.01">
            <text:p>0.01000</text:p>
          </table:table-cell>
          <table:table-cell office:value-type="float" office:value="542">
            <text:p>542.00</text:p>
          </table:table-cell>
          <table:table-cell office:value-type="float" office:value="5.42">
            <text:p>5.42</text:p>
          </table:table-cell>
          <table:table-cell/>
        </table:table-row>
        <table:table-row table:style-name="ro1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office:value-type="float" office:value="0.01">
            <text:p>0.01000</text:p>
          </table:table-cell>
          <table:table-cell office:value-type="float" office:value="813">
            <text:p>813.00</text:p>
          </table:table-cell>
          <table:table-cell office:value-type="float" office:value="8.13">
            <text:p>8.13</text:p>
          </table:table-cell>
          <table:table-cell/>
        </table:table-row>
        <table:table-row table:style-name="ro1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office:value-type="float" office:value="0.01">
            <text:p>0.01000</text:p>
          </table:table-cell>
          <table:table-cell office:value-type="float" office:value="292">
            <text:p>292.00</text:p>
          </table:table-cell>
          <table:table-cell office:value-type="float" office:value="2.92">
            <text:p>2.92</text:p>
          </table:table-cell>
          <table:table-cell/>
        </table:table-row>
        <table:table-row table:style-name="ro1">
          <table:table-cell office:value-type="string">
            <text:p>Houston MTA</text:p>
          </table:table-cell>
          <table:table-cell office:value-type="float" office:value="3101990">
            <text:p>3101990</text:p>
          </table:table-cell>
          <table:table-cell office:value-type="float" office:value="0.01">
            <text:p>0.01000</text:p>
          </table:table-cell>
          <table:table-cell office:value-type="float" office:value="319.68">
            <text:p>319.68</text:p>
          </table:table-cell>
          <table:table-cell office:value-type="float" office:value="3.1968">
            <text:p>3.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62:.E66])" office:value-type="float" office:value="19.6668">
            <text:p>19.6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rpus Christi MTA</text:p>
          </table:table-cell>
          <table:table-cell office:value-type="float" office:value="3178998">
            <text:p>3178998</text:p>
          </table:table-cell>
          <table:table-cell office:value-type="float" office:value="0.005">
            <text:p>0.00500</text:p>
          </table:table-cell>
          <table:table-cell office:value-type="float" office:value="192">
            <text:p>192.00</text:p>
          </table:table-cell>
          <table:table-cell office:value-type="float" office:value="0.96">
            <text:p>0.96</text:p>
          </table:table-cell>
          <table:table-cell/>
        </table:table-row>
        <table:table-row table:style-name="ro1">
          <table:table-cell office:value-type="string">
            <text:p>Corpus Christi MTA</text:p>
          </table:table-cell>
          <table:table-cell office:value-type="float" office:value="3178998">
            <text:p>3178998</text:p>
          </table:table-cell>
          <table:table-cell office:value-type="float" office:value="0.005">
            <text:p>0.00500</text:p>
          </table:table-cell>
          <table:table-cell office:value-type="float" office:value="1002">
            <text:p>1002.00</text:p>
          </table:table-cell>
          <table:table-cell office:value-type="float" office:value="5.01">
            <text:p>5.0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69:.E71])" office:value-type="float" office:value="5.97">
            <text:p>5.97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ort Worth MTA</text:p>
          </table:table-cell>
          <table:table-cell office:value-type="float" office:value="3220996">
            <text:p>3220996</text:p>
          </table:table-cell>
          <table:table-cell office:value-type="float" office:value="0.005">
            <text:p>0.00500</text:p>
          </table:table-cell>
          <table:table-cell office:value-type="float" office:value="403">
            <text:p>403.00</text:p>
          </table:table-cell>
          <table:table-cell office:value-type="float" office:value="2.015">
            <text:p>2.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74:.E75])" office:value-type="float" office:value="2.015">
            <text:p>2.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ustin</text:p>
          </table:table-cell>
          <table:table-cell office:value-type="float" office:value="4008002">
            <text:p>4008002</text:p>
          </table:table-cell>
          <table:table-cell office:value-type="float" office:value="0.005">
            <text:p>0.00500</text:p>
          </table:table-cell>
          <table:table-cell office:value-type="float" office:value="76.9">
            <text:p>76.90</text:p>
          </table:table-cell>
          <table:table-cell office:value-type="float" office:value="0.3845">
            <text:p>0.3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78:.E79])" office:value-type="float" office:value="0.3845">
            <text:p>0.3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El Paso</text:p>
          </table:table-cell>
          <table:table-cell office:value-type="float" office:value="4071004">
            <text:p>4071004</text:p>
          </table:table-cell>
          <table:table-cell office:value-type="float" office:value="0.005">
            <text:p>0.00500</text:p>
          </table:table-cell>
          <table:table-cell office:value-type="float" office:value="324">
            <text:p>324.00</text:p>
          </table:table-cell>
          <table:table-cell office:value-type="float" office:value="1.62">
            <text:p>1.62</text:p>
          </table:table-cell>
          <table:table-cell/>
        </table:table-row>
        <table:table-row table:style-name="ro1">
          <table:table-cell office:value-type="string">
            <text:p>El Paso</text:p>
          </table:table-cell>
          <table:table-cell office:value-type="float" office:value="4071004">
            <text:p>4071004</text:p>
          </table:table-cell>
          <table:table-cell office:value-type="float" office:value="0.005">
            <text:p>0.00500</text:p>
          </table:table-cell>
          <table:table-cell office:value-type="float" office:value="239.76">
            <text:p>239.76</text:p>
          </table:table-cell>
          <table:table-cell office:value-type="float" office:value="1.1988">
            <text:p>1.2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82:.E84])" office:value-type="float" office:value="2.8188">
            <text:p>2.8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orpus Christi Crime Con</text:p>
          </table:table-cell>
          <table:table-cell office:value-type="float" office:value="5178505">
            <text:p>5178505</text:p>
          </table:table-cell>
          <table:table-cell office:value-type="float" office:value="0.00125">
            <text:p>0.00125</text:p>
          </table:table-cell>
          <table:table-cell office:value-type="float" office:value="1002">
            <text:p>1002.00</text:p>
          </table:table-cell>
          <table:table-cell office:value-type="float" office:value="1.2525">
            <text:p>1.25</text:p>
          </table:table-cell>
          <table:table-cell/>
        </table:table-row>
        <table:table-row table:style-name="ro1">
          <table:table-cell office:value-type="string">
            <text:p>Corpus Christi Crime Con</text:p>
          </table:table-cell>
          <table:table-cell office:value-type="float" office:value="5178505">
            <text:p>5178505</text:p>
          </table:table-cell>
          <table:table-cell office:value-type="float" office:value="0.00125">
            <text:p>0.00125</text:p>
          </table:table-cell>
          <table:table-cell office:value-type="float" office:value="192">
            <text:p>192.00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87:.E89])" office:value-type="float" office:value="1.4925">
            <text:p>1.4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ort Worth Crime Control</text:p>
          </table:table-cell>
          <table:table-cell office:value-type="float" office:value="5220503">
            <text:p>5220503</text:p>
          </table:table-cell>
          <table:table-cell office:value-type="float" office:value="0.005">
            <text:p>0.00500</text:p>
          </table:table-cell>
          <table:table-cell office:value-type="float" office:value="403">
            <text:p>403.00</text:p>
          </table:table-cell>
          <table:table-cell office:value-type="float" office:value="2.015">
            <text:p>2.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formula="of:=SUM([.E92:.E93])" office:value-type="float" office:value="2.015">
            <text:p>2.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otal Tax</text:p>
          </table:table-cell>
          <table:table-cell table:formula="of:=[.E94]+[.E90]+[.E85]+[.E80]+[.E76]+[.E72]+[.E67]+[.E60]+[.E55]+[.E50]+[.E46]+[.E41]+[.E37]+[.E31]+[.E26]+[.E22]+[.E18]" office:value-type="float" office:value="400.2783">
            <text:p>400.28</text:p>
          </table:table-cell>
          <table:table-cell/>
        </table:table-row>
        <table:table-row table:style-name="ro1" table:number-rows-repeated="65439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Sheet1.A4:Sheet1.F6553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09/10/2009</text:date>, <text:time>09:3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10T09:35:28</dc:date>
    <meta:document-statistic meta:table-count="1" meta:cell-count="228" meta:object-count="0"/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